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rsid="0001e248" officeooo:paragraph-rsid="0001e248"/>
    </style:style>
    <style:style style:name="P2" style:family="paragraph" style:parent-style-name="Standard">
      <style:paragraph-properties fo:text-align="center" style:justify-single-word="false"/>
      <style:text-properties officeooo:rsid="001f3c5c" officeooo:paragraph-rsid="0001e248"/>
    </style:style>
    <style:style style:name="P3" style:family="paragraph" style:parent-style-name="Standard">
      <style:paragraph-properties fo:text-align="start" style:justify-single-word="false"/>
      <style:text-properties officeooo:rsid="001f3c5c" officeooo:paragraph-rsid="0001e248"/>
    </style:style>
    <style:style style:name="P4" style:family="paragraph" style:parent-style-name="Standard">
      <style:paragraph-properties fo:text-align="start" style:justify-single-word="false"/>
      <style:text-properties officeooo:paragraph-rsid="00027579"/>
    </style:style>
    <style:style style:name="P5" style:family="paragraph" style:parent-style-name="Standard">
      <style:paragraph-properties fo:text-align="start" style:justify-single-word="false"/>
      <style:text-properties officeooo:paragraph-rsid="0003c8b1"/>
    </style:style>
    <style:style style:name="P6" style:family="paragraph" style:parent-style-name="Standard">
      <style:paragraph-properties fo:text-align="start" style:justify-single-word="false"/>
      <style:text-properties officeooo:paragraph-rsid="00046b84"/>
    </style:style>
    <style:style style:name="P7" style:family="paragraph" style:parent-style-name="Standard">
      <style:paragraph-properties fo:text-align="center" style:justify-single-word="false"/>
      <style:text-properties officeooo:paragraph-rsid="0001e248"/>
    </style:style>
    <style:style style:name="P8" style:family="paragraph" style:parent-style-name="Standard">
      <style:paragraph-properties fo:text-align="start" style:justify-single-word="false"/>
      <style:text-properties officeooo:rsid="00061ddb" officeooo:paragraph-rsid="00061ddb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01e248" officeooo:paragraph-rsid="0001e248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rsid="0003c8b1" officeooo:paragraph-rsid="0003c8b1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rsid="00027579" officeooo:paragraph-rsid="00027579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rsid="00035a0b" officeooo:paragraph-rsid="00035a0b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rsid="00046b84" officeooo:paragraph-rsid="0003c8b1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officeooo:rsid="00046b84" officeooo:paragraph-rsid="00046b84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officeooo:rsid="00061ddb" officeooo:paragraph-rsid="00061ddb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officeooo:rsid="00072461" officeooo:paragraph-rsid="00072461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officeooo:rsid="0008cd49" officeooo:paragraph-rsid="0008cd4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3246cc"/>
    </style:style>
    <style:style style:name="T3" style:family="text">
      <style:text-properties style:text-line-through-style="none" style:text-line-through-type="none" officeooo:rsid="00027579"/>
    </style:style>
    <style:style style:name="T4" style:family="text">
      <style:text-properties style:text-line-through-style="none" style:text-line-through-type="none" officeooo:rsid="00035a0b"/>
    </style:style>
    <style:style style:name="T5" style:family="text">
      <style:text-properties style:text-line-through-style="none" style:text-line-through-type="none" officeooo:rsid="0003c8b1"/>
    </style:style>
    <style:style style:name="T6" style:family="text">
      <style:text-properties style:text-line-through-style="none" style:text-line-through-type="none" officeooo:rsid="00046b84"/>
    </style:style>
    <style:style style:name="T7" style:family="text">
      <style:text-properties style:text-line-through-style="none" style:text-line-through-type="none" officeooo:rsid="00072461"/>
    </style:style>
    <style:style style:name="T8" style:family="text">
      <style:text-properties style:text-line-through-style="none" style:text-line-through-type="none" officeooo:rsid="00094feb"/>
    </style:style>
    <style:style style:name="T9" style:family="text">
      <style:text-properties officeooo:rsid="0001e248"/>
    </style:style>
    <style:style style:name="T10" style:family="text">
      <style:text-properties officeooo:rsid="001f3c5c"/>
    </style:style>
    <style:style style:name="T11" style:family="text">
      <style:text-properties officeooo:rsid="00094f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Résumé </text:span><text:span text:style-name="T11">Étude</text:span><text:span text:style-name="T9"> Méthodologie d’une simulation pour </text:span><text:span text:style-name="T11">évaluer</text:span><text:span text:style-name="T9"> un IDS</text:span></text:p>
      <text:p text:style-name="P2"/>
      <text:p text:style-name="P3">Objectif :</text:p>
      <text:p text:style-name="P1"><text:span text:style-name="T2">D</text:span><text:span text:style-name="T1">onner une méthode pour </text:span><text:span text:style-name="T8">évaluer</text:span><text:span text:style-name="T1"> un IDS en </text:span><text:span text:style-name="T8">créant</text:span><text:span text:style-name="T1"> des scenarios d’utilisation normal et malveillante</text:span></text:p>
      <text:p text:style-name="P9"/>
      <text:p text:style-name="P9">Méthodologie :</text:p>
      <text:p text:style-name="P9">Une nouvelle méthode a été proposé, celle de générer des <text:span text:style-name="T11">données</text:span> pour évaluer des IDS.</text:p>
      <text:p text:style-name="P9">On doit donc trouver des fonctions de génération pour produire des données réalistes.</text:p>
      <text:p text:style-name="P9"/>
      <text:p text:style-name="P10">Génération</text:p>
      <text:p text:style-name="P10"/>
      <text:p text:style-name="P11">La méthode proposée repose sur une structure <text:span text:style-name="T11">virtualisée</text:span> qui crée les terminaux et les <text:span text:style-name="T11">connecte</text:span> dans un réseau virtuel (SDN?). Le coordinateur doit fournir au simulateur le <text:span text:style-name="T11">modèle</text:span> de données qu’il <text:span text:style-name="T11">souhaite</text:span> <text:span text:style-name="T11">récupérer</text:span> (logs, trace, pcap), il doit choisir un niveau de réalisme à partir <text:span text:style-name="T11">duquel</text:span> le simulateur <text:span text:style-name="T11">établira</text:span> que les données <text:span text:style-name="T11">générées</text:span> et le <text:span text:style-name="T11">modèle</text:span> de <text:span text:style-name="T11">donner</text:span> <text:span text:style-name="T11">s</text:span>ont équivalent. Le coordinateur doit enfin fournir au simulateur le moyen de générer des données au sein d’un scenario(liste d’actions, <text:span text:style-name="T11">algorithme.</text:span>.).</text:p>
      <text:p text:style-name="P4"><text:span text:style-name="T3">Le simulateur réalisera la fonction </text:span><text:span text:style-name="T8">propre</text:span><text:span text:style-name="T3"> à ce scénario (envoyé un </text:span><text:span text:style-name="T8">e-mail</text:span><text:span text:style-name="T3">, utiliser une plateforme de streaming…) et renverra les </text:span><text:span text:style-name="T8">données</text:span><text:span text:style-name="T3"> </text:span><text:span text:style-name="T8">générées</text:span><text:span text:style-name="T3"> à chaque étape par chaque </text:span><text:span text:style-name="T8">terminal</text:span><text:span text:style-name="T3">. La correspondance entre les données générées et le </text:span><text:span text:style-name="T8">modèle</text:span><text:span text:style-name="T3"> de données est fixé</text:span><text:span text:style-name="T8">e</text:span><text:span text:style-name="T3"> par </text:span><text:span text:style-name="T4">le niveau de réalisme.</text:span></text:p>
      <text:p text:style-name="P12">Pour la production d’attaque<text:span text:style-name="T11">s</text:span>, on peut essayer de les simuler via des <text:span text:style-name="T11">scenarios</text:span>, ou de les <text:span text:style-name="T11">réaliser</text:span> directement sur les terminaux d<text:span text:style-name="T11">u simulateur</text:span>.</text:p>
      <text:p text:style-name="P12"><text:span text:style-name="T11">À</text:span> la fin on évalue chaque <text:span text:style-name="T11">donnée</text:span> <text:span text:style-name="T11">générée</text:span> et on les compare aux données <text:span text:style-name="T11">modèles</text:span> en accord avec le niveau de réalisme.</text:p>
      <text:p text:style-name="P12"/>
      <text:p text:style-name="P10"><text:span text:style-name="T11">Évaluation</text:span> :</text:p>
      <text:p text:style-name="P10"/>
      <text:p text:style-name="P10">Pour <text:span text:style-name="T11">évaluer</text:span> un produit de sécurité en ligne il faut que certains terminaux soient des usagers et d’autres terminaux des fournisseurs de service. Nous conseillons dans ce <text:span text:style-name="T11">cas-là</text:span> de ne pas générer des attaques mais de les réaliser réellement.</text:p>
      <text:p text:style-name="P10">Pour un out-of-band produit de sécurité ??? <text:span text:style-name="T11">la</text:span> <text:span text:style-name="T11">génération</text:span> de trafic n’est plus <text:span text:style-name="T11">nécessaire</text:span></text:p>
      <text:p text:style-name="P10"/>
      <text:p text:style-name="P10">Dan<text:span text:style-name="T11">s</text:span> tous les cas, nous devons évaluer 4 <text:span text:style-name="T11">critères</text:span> :</text:p>
      <text:p text:style-name="P10"/>
      <text:p text:style-name="P10">-<text:span text:style-name="T11">pertinence</text:span> de la politique: précision du jugement du produit</text:p>
      <text:p text:style-name="P10">-couverture d’attaque : Potentiel de détection</text:p>
      <text:p text:style-name="P10">-Capacité de traitement : nombre de <text:span text:style-name="T11">données</text:span> que peut traiter le produit en un laps de <text:span text:style-name="T11">temps</text:span> donné</text:p>
      <text:p text:style-name="P5"><text:span text:style-name="T5">-</text:span><text:span text:style-name="T6">l ‘apport de performance : le bénéfice en fonctionnement apporté par le produit</text:span></text:p>
      <text:p text:style-name="P13"/>
      <text:p text:style-name="P14">Pour <text:span text:style-name="T11">évaluer</text:span> ces 4 <text:span text:style-name="T11">critères</text:span> nous faisons :</text:p>
      <text:p text:style-name="P6"><text:span text:style-name="T5">-</text:span><text:span text:style-name="T8">pertinence</text:span><text:span text:style-name="T5"> de la politique: </text:span><text:span text:style-name="T6">résultat du produit sur les données </text:span><text:span text:style-name="T8">modèle</text:span></text:p>
      <text:p text:style-name="P6"><text:span text:style-name="T5">-couverture d’attaque : </text:span><text:span text:style-name="T6">le type d’attaque </text:span><text:span text:style-name="T8">détecté</text:span><text:span text:style-name="T6"> ou non </text:span><text:span text:style-name="T8">détecté</text:span></text:p>
      <text:p text:style-name="P6"><text:span text:style-name="T5">-Capacité de traitement : </text:span><text:span text:style-name="T6">évaluer le produit dans son environnement de production</text:span></text:p>
      <text:p text:style-name="P6"><text:span text:style-name="T5">-</text:span><text:span text:style-name="T6">l ‘apport de performance : réaliser la simulation sans le produit et la comparer avec la simulation avec le produit</text:span></text:p>
      <text:p text:style-name="P14"/>
      <text:p text:style-name="P14">Exemple avec un IDS :</text:p>
      <text:p text:style-name="P14">Nous allons étudier les <text:span text:style-name="T11">conséquences</text:span> d’une large quantité de données <text:span text:style-name="T11">bénignes</text:span> sur le pouvoir de <text:span text:style-name="T11">détection</text:span> de Suricata.</text:p>
      <text:p text:style-name="P14"><text:soft-page-break/>Il y a deux <text:span text:style-name="T11">expériences</text:span>, une <text:span text:style-name="T11">expérience</text:span> en direct ou Suricata est exposé aux trames directement et lance des alertes en direct, et une autre <text:span text:style-name="T11">différée</text:span> ou Suricata <text:span text:style-name="T11">parcours</text:span> des trames déjà passé et <text:span text:style-name="T11">lève</text:span> les alarmes en différé. La <text:span text:style-name="T11">différence</text:span> est que <text:span text:style-name="T11">lorsque</text:span> Suricata analyse le trafic en direct, le logiciel à des <text:span text:style-name="T11">difficultés</text:span> à garder le rythme et est mis sous beaucoup plus de <text:span text:style-name="T11">pression</text:span> que lorsqu’il est en différé et peut analyser le trafic à son propre rythme.</text:p>
      <text:p text:style-name="P14">Suricata est chargé avec le jeu de règle EmergingThreat. Le scenario d’utilisation est la lecture et l’envoi de mails.</text:p>
      <text:p text:style-name="P15">Le trafic <text:span text:style-name="T11">bénin</text:span> de <text:span text:style-name="T11">référence</text:span> sera alors du trafic de lecture et d’<text:span text:style-name="T11">é</text:span>criture <text:span text:style-name="T11">d’e-mail.</text:span> Ce trafic est crée automatiquement à l’aide d’un algorithme.</text:p>
      <text:p text:style-name="P8"><text:span text:style-name="T1">On peut réguler l’intensité de ce trafic </text:span><text:span text:style-name="T8">grâce</text:span><text:span text:style-name="T1"> à l’algorithme. Nous générons des données saines en copiant les trames de </text:span><text:span text:style-name="T8">références et</text:span><text:span text:style-name="T1"> en introduisant deux modification</text:span><text:span text:style-name="T8">s</text:span><text:span text:style-name="T1"> legeres. Nous </text:span><text:span text:style-name="T8">évaluons</text:span><text:span text:style-name="T1"> d’abord l’IDS avec seulement du trafic bénin ? </text:span><text:span text:style-name="T7">Nous </text:span><text:span text:style-name="T8">remarquons</text:span><text:span text:style-name="T7"> que l’environnement de test a des </text:span><text:span text:style-name="T8">difficultés</text:span><text:span text:style-name="T7"> à </text:span><text:span text:style-name="T8">gérer</text:span><text:span text:style-name="T7"> trop de trafic. Nous remarquons aussi que le trafic bénin </text:span><text:span text:style-name="T8">soulève</text:span><text:span text:style-name="T7"> des </text:span><text:span text:style-name="T8">alertes</text:span><text:span text:style-name="T7"> de la part de notre IDS (trafic non chiffré).</text:span></text:p>
      <text:p text:style-name="P16">Nous essayons maintenant <text:span text:style-name="T11">d’évaluer</text:span> l’IDS en lui <text:span text:style-name="T11">fournissant</text:span> du trafic d’attaque. Le trafic <text:span text:style-name="T11">malicieux</text:span> est bien moins volumineux et la <text:span text:style-name="T11">différence</text:span> entre les <text:span text:style-name="T11">performances</text:span> en direct et en différé est moins importante qu’elle ne <text:span text:style-name="T11">l’était</text:span> avec le trafic bénin.</text:p>
      <text:p text:style-name="P17">Nous essayons ensuite <text:span text:style-name="T11">d’évaluer</text:span> suricata avec du trafic bénin et du trafic malveillant, nous nous attendons à retrouver le nombre cumulé d’alerte des deux <text:span text:style-name="T11">expériences</text:span> <text:span text:style-name="T11">précédentes.</text:span> C’<text:span text:style-name="T11">est</text:span> à peu <text:span text:style-name="T11">près</text:span> ce que nous retrouvons.</text:p>
      <text:p text:style-name="P17"/>
      <text:p text:style-name="P17">Conclusion :</text:p>
      <text:p text:style-name="P17">Nous avons défini une <text:span text:style-name="T11">méthodologie</text:span> <text:span text:style-name="T11">d’évaluation</text:span> des produits et services de sécurités. Ils doivent répondre à 4 <text:span text:style-name="T11">critères</text:span> et nous avons exposé une méthode pour <text:span text:style-name="T11">évaluer</text:span> chaque critère.</text:p>
      <text:p text:style-name="P17"><text:span text:style-name="T11">Expérimentateur</text:span> doit fournir à <text:span text:style-name="T11">l’évaluateur</text:span> le <text:span text:style-name="T11">modèle</text:span> de <text:span text:style-name="T11">donnée</text:span>, le scenario et une fonction de génération de donné<text:span text:style-name="T11">e</text:span> ainsi que la topologie de t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4:13:13.066301303</meta:creation-date>
    <dc:date>2021-02-05T10:40:41.274146719</dc:date>
    <meta:editing-duration>PT8M49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35" meta:word-count="742" meta:character-count="4588" meta:non-whitespace-character-count="3881"/>
  </office:meta>
</office:document-meta>
</file>